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6">
            <text:p>326</text:p>
          </table:table-cell>
          <table:table-cell table:style-name="ce12" table:formula="of:=SUMPRODUCT([.$G6:.$G54];[.H6:.H54])" office:value-type="float" office:value="43.5898">
            <text:p>43.59</text:p>
          </table:table-cell>
          <table:table-cell table:style-name="ce12" table:formula="of:=SUMPRODUCT([.$G6:.$G54];[.I6:.I54])" office:value-type="float" office:value="29.9001333333333">
            <text:p>29.90</text:p>
          </table:table-cell>
          <table:table-cell table:style-name="ce12" table:formula="of:=SUMPRODUCT([.$G6:.$G55];[.J6:.J55])" office:value-type="float" office:value="23.6246333333333">
            <text:p>23.6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299">
            <text:p>299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20T19:56:02</dc:date>
    <dc:creator>chris </dc:creator>
    <meta:editing-duration>P2DT9H55M9S</meta:editing-duration>
    <meta:editing-cycles>242</meta:editing-cycles>
    <meta:generator>LibreOffice/3.5$Linux_x86 LibreOffice_project/350m1$Build-2</meta:generator>
    <meta:document-statistic meta:table-count="3" meta:cell-count="532" meta:object-count="0"/>
  </office:meta>
</office:document-meta>
</file>